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paragraph-properties style:writing-mode="lr-tb"/>
    </style:style>
    <style:style style:name="P2" style:family="paragraph" style:parent-style-name="Standard" style:list-style-name="L1">
      <style:paragraph-properties style:writing-mode="lr-tb"/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L2">
      <style:paragraph-properties style:writing-mode="lr-tb"/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work 3 Part 2 CS 450</text:p>
      <text:p text:style-name="Standard">Theodore Church</text:p>
      <text:p text:style-name="Standard">G01127117</text:p>
      <text:p text:style-name="Standard"/>
      <text:list xml:id="list2153684535779766211" text:style-name="L1">
        <text:list-item>
          <text:p text:style-name="P2">Print the names of all actors in the movie titled “The Last Jedi.” Use join(s) for this question.</text:p>
          <text:list>
            <text:list-header>
              <text:p text:style-name="P2">π <text:s/>first_name,last_name (Starred_by ⋈ <text:s/>c:movie_ID = <text:span text:style-name="T3">“The Last Jedi”, </text:span>Actor)</text:p>
            </text:list-header>
          </text:list>
        </text:list-item>
      </text:list>
      <text:list xml:id="list7486589576293360660" text:style-name="L2">
        <text:list-item>
          <text:p text:style-name="P3">Find the members (member_ID, first name, last name) who watched the movie titled “The Last Jedi.” Use join(s) for this question.</text:p>
          <text:list>
            <text:list-header>
              <text:p text:style-name="P3">Watch ⋈ <text:s/>c:movie_ID = <text:span text:style-name="T3">“The Last Jedi”, </text:span>Members</text:p>
            </text:list-header>
          </text:list>
        </text:list-item>
        <text:list-item>
          <text:p text:style-name="P3">Find the members (member_ID) who has not watched any movie.</text:p>
          <text:list>
            <text:list-header>
              <text:p text:style-name="P3">π member_ID (Members - (Watch ^ Members))</text:p>
            </text:list-header>
          </text:list>
        </text:list-item>
        <text:list-item>
          <text:p text:style-name="P3">Find the members (member_ID) who watched ALL of the movies that Tom <text:s/>Hanks starred in. </text:p>
          <text:list>
            <text:list-header>
              <text:p text:style-name="P1"><text:span text:style-name="T1">π member_ID(Members / (Starred_by ⋈ <text:s/>c: </text:span><text:span text:style-name="T3">σ</text:span><text:span text:style-name="T2"> first_name=”Tom” AND last_name=”Hanks”(Actors)</text:span><text:span text:style-name="T1"> Watch))</text:span></text:p>
              <text:p text:style-name="P1">Note: I'm using <text:span text:style-name="T3">σ to grab the ID of tom hanks</text:span><text:span text:style-name="T2"> <text:s/>but c: actor_ID = tom_hanks would be easier. We're not given the naming convetions for actor ID and I didn't think just saying Actor_ID = tom_hanks would be acceptable. </text:span>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ans-serif" svg:font-family="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0-22T09:09:21.44</meta:creation-date>
    <meta:document-statistic meta:table-count="0" meta:image-count="0" meta:object-count="0" meta:page-count="1" meta:paragraph-count="12" meta:word-count="153" meta:character-count="901"/>
    <dc:date>2021-10-22T10:45:21.44</dc:date>
    <meta:editing-duration>PT11M8S</meta:editing-duration>
    <meta:editing-cycles>1</meta:editing-cycles>
    <meta:generator>OpenOffice/4.1.10$Win32 OpenOffice.org_project/4110m2$Build-9807</meta:generator>
  </office:meta>
</office:document-meta>
</file>